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taTransactionManagerBeanDefinitionParser.resolveId( Element element , AbstractBeanDefinition definition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BeanDefinition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